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lSecurityException.GeneralSecurit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alSecurityException.GeneralSecurity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